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indent="-0.25in" style:auto-text-indent="false"/>
    </style:style>
    <style:style style:name="P2" style:family="paragraph" style:parent-style-name="Text_20_body">
      <style:paragraph-properties fo:margin-left="-0.25in" fo:margin-right="0in" fo:text-indent="0in" style:auto-text-indent="false"/>
    </style:style>
    <style:style style:name="P3" style:family="paragraph" style:parent-style-name="Text_20_body">
      <style:paragraph-properties fo:margin-left="-0.25in" fo:margin-right="0in" fo:text-indent="0in" style:auto-text-indent="false"/>
      <style:text-properties fo:font-weight="bold" style:font-weight-asian="bold" style:font-weight-complex="bold"/>
    </style:style>
    <style:style style:name="P4" style:family="paragraph" style:parent-style-name="Text_20_body">
      <style:paragraph-properties fo:margin-left="-0.25in" fo:margin-right="0in" fo:text-indent="0in" style:auto-text-indent="false"/>
      <style:text-properties fo:font-weight="normal" style:font-weight-asian="normal" style:font-weight-complex="normal"/>
    </style:style>
    <style:style style:name="P5" style:family="paragraph" style:parent-style-name="Text_20_body">
      <style:paragraph-properties fo:margin-left="-0.25in" fo:margin-right="0in" fo:text-indent="0in" style:auto-text-indent="false" fo:break-before="page"/>
      <style:text-properties fo:font-weight="bold" style:font-weight-asian="bold" style:font-weight-complex="bold"/>
    </style:style>
    <style:style style:name="P6" style:family="paragraph" style:parent-style-name="Text_20_body">
      <style:paragraph-properties fo:margin-left="0in" fo:margin-right="0in" fo:text-indent="0in" style:auto-text-indent="false"/>
    </style:style>
    <style:style style:name="P7" style:family="paragraph" style:parent-style-name="Text_20_body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8" style:family="paragraph" style:parent-style-name="Text_20_body">
      <style:paragraph-properties fo:margin-left="-0.4925in" fo:margin-right="0in" fo:text-indent="0in" style:auto-text-indent="false"/>
    </style:style>
    <style:style style:name="P9" style:family="paragraph" style:parent-style-name="Text_20_body">
      <style:paragraph-properties fo:margin-left="-0.4925in" fo:margin-right="0in" fo:text-indent="0in" style:auto-text-indent="false"/>
      <style:text-properties fo:font-weight="normal" style:font-weight-asian="normal" style:font-weight-complex="normal"/>
    </style:style>
    <style:style style:name="P10" style:family="paragraph" style:parent-style-name="Text_20_body">
      <style:paragraph-properties fo:margin-left="-0.25in" fo:margin-right="0in" fo:text-indent="0in" style:auto-text-indent="false"/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lan</text:h>
      <text:p text:style-name="P1"/>
      <text:p text:style-name="P1">Le contexte des social medias en chine</text:p>
      <text:p text:style-name="P1"><text:tab/>pas Facebook, twitter, etc..</text:p>
      <text:p text:style-name="P1"><text:tab/>acteurs locaux, oligopole constitué de géants de l'internet chinois</text:p>
      <text:p text:style-name="P1"><text:tab/>le weibo : définition (similaire à Twitter, c.à.d : … , mais &lt;&gt; car …)</text:p>
      <text:p text:style-name="P1"><text:tab/>une surveillance du gouvernement de plus en plus stricte</text:p>
      <text:p text:style-name="P2"><text:s text:c="6"/>Weibo : un outil puissant de marketing et market-research</text:p>
      <text:p text:style-name="P2">Le contexte du projet</text:p>
      <text:p text:style-name="P2"><text:s text:c="6"/>Webage, web-agence basée sur Shanghai, propose des services de marketing en ligne et de développement sur-mesure, principalement à des entreprises étrangères implantées en Chine.</text:p>
      <text:p text:style-name="P2"><text:s text:c="6"/>Objectif du projet</text:p>
      <text:p text:style-name="P2"><text:s text:c="6"/>Projet de fin d'études de Yoann Estanove, élève du département informatique INSA.</text:p>
      <text:p text:style-name="P7"/>
      <text:p text:style-name="P7">ensuite</text:p>
      <text:p text:style-name="P7">Alternative 1 :</text:p>
      <text:p text:style-name="P2">Etude de faisabilité</text:p>
      <text:p text:style-name="P2"><text:s text:c="6"/>Etude des produits du marché et Identification d'un produit minimal (3 domaines fonctionnels)</text:p>
      <text:p text:style-name="P6">Contraintes techniques : limitations techniques (critères de recherche de l'API, stockage et fréquence de requettage ...)</text:p>
      <text:p text:style-name="P6">Contraintes non techniques : le processus de validation de Sina Weibo</text:p>
      <text:p text:style-name="P8"><text:s text:c="6"/>Implémentation du produit minimal (ou développement itératif)</text:p>
      <text:p text:style-name="P8"><text:tab/>Gestion du risque : Gestion de projet Scrum. Développement rapide itératif (incrtal ?) d'un prototype. </text:p>
      <text:p text:style-name="P6">besoins fonctionnels et non fonctionnels</text:p>
      <text:p text:style-name="P8"><text:tab/>Choix techniques : technologies utilisées</text:p>
      <text:p text:style-name="P8"><text:s text:c="6"/>Architecture du produit minimal ( / vue d'ensemble ? / archi globale ? ) (Schéma)</text:p>
      <text:p text:style-name="P8"><text:tab/>Front-end : application web MVC</text:p>
      <text:p text:style-name="P8"><text:tab/>Back-end : routine cron</text:p>
      <text:p text:style-name="P2">Résultats de l'accréditation et perspectives futures</text:p>
      <text:p text:style-name="P2">Conclusion</text:p>
      <text:p text:style-name="P5">alternative 2 :</text:p>
      <text:p text:style-name="P3"/>
      <text:p text:style-name="P4">Faisabilité et Risques</text:p>
      <text:p text:style-name="P4"><text:tab/>Weibo met a disposition une API, (documentée, une FAQ, un forum de développeurs, etc..)</text:p>
      <text:p text:style-name="P4"><text:tab/>Sina, Chinois, Technos inconnues</text:p>
      <text:p text:style-name="P4">Gestion de projet</text:p>
      <text:p text:style-name="P4"><text:tab/>itérations rapides, proof of concept : diminuer le risque le plus rapidement possible.</text:p>
      <text:p text:style-name="P4"/>
      <text:p text:style-name="P4"/>
      <text:p text:style-name="P4">Besoins fonctionnels et non fonctionnels</text:p>
      <text:p text:style-name="P4"><text:tab/>3 domaines fonctionels</text:p>
      <text:p text:style-name="P4">Choix des technologies utilisées</text:p>
      <text:p text:style-name="P4"/>
      <text:p text:style-name="P4">Architecture</text:p>
      <text:p text:style-name="P8"><text:tab/>Front-end : application web MVC</text:p>
      <text:p text:style-name="P9"><text:tab/>Back-end : routine cron</text:p>
      <text:p text:style-name="P4"/>
      <text:p text:style-name="P4">(sources d'information ?)</text:p>
      <text:p text:style-name="P4">Déroulement</text:p>
      <text:p text:style-name="P4"><text:tab/>phase d'étude de faisabilité et d'identification du produit minimal, phase d'implémentation du <text:tab/>produit minimal et d'accréditation par Weibo.</text:p>
      <text:p text:style-name="P4"/>
      <text:p text:style-name="P4"/>
      <text:p text:style-name="P4"/>
      <text:p text:style-name="P4"/>
      <text:p text:style-name="P4">Biblio : </text:p>
      <text:p text:style-name="P4"/>
      <text:p text:style-name="P4">MVP : <text:a xlink:type="simple" xlink:href="http://blog.octo.com/minimum-viable-product/">http://blog.octo.com/minimum-viable-product/</text:a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ann estanove</meta:initial-creator>
    <meta:creation-date>2012-08-21T16:11:42</meta:creation-date>
    <dc:date>2012-08-23T21:40:29</dc:date>
    <dc:creator>yoann estanove</dc:creator>
    <meta:editing-duration>PT16H53S</meta:editing-duration>
    <meta:editing-cycles>173</meta:editing-cycles>
    <meta:generator>LibreOffice/3.5$Linux_x86 LibreOffice_project/350m1$Build-2</meta:generator>
    <meta:document-statistic meta:table-count="0" meta:image-count="0" meta:object-count="0" meta:page-count="2" meta:paragraph-count="43" meta:word-count="296" meta:character-count="2097" meta:non-whitespace-character-count="1784"/>
  </office:meta>
</office:document-meta>
</file>